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97698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7698" officeooo:paragraph-rsid="00097698"/>
    </style:style>
    <style:style style:name="P6" style:family="paragraph" style:parent-style-name="Standard">
      <style:paragraph-properties fo:text-align="justify" style:justify-single-word="false"/>
      <style:text-properties officeooo:rsid="000b42bb" officeooo:paragraph-rsid="000b42bb"/>
    </style:style>
    <style:style style:name="P7" style:family="paragraph" style:parent-style-name="Standard">
      <style:paragraph-properties fo:text-align="justify" style:justify-single-word="false"/>
      <style:text-properties officeooo:rsid="000b42bb" officeooo:paragraph-rsid="0012e431"/>
    </style:style>
    <style:style style:name="P8" style:family="paragraph" style:parent-style-name="Standard">
      <style:paragraph-properties fo:text-align="justify" style:justify-single-word="false"/>
      <style:text-properties officeooo:rsid="0012e431" officeooo:paragraph-rsid="0012e431"/>
    </style:style>
    <style:style style:name="T1" style:family="text">
      <style:text-properties officeooo:rsid="00097698"/>
    </style:style>
    <style:style style:name="T2" style:family="text">
      <style:text-properties officeooo:rsid="000e44fc"/>
    </style:style>
    <style:style style:name="T3" style:family="text">
      <style:text-properties officeooo:rsid="000edf5c"/>
    </style:style>
    <style:style style:name="T4" style:family="text">
      <style:text-properties officeooo:rsid="00113b82"/>
    </style:style>
    <style:style style:name="T5" style:family="text">
      <style:text-properties officeooo:rsid="0012e4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UAL DE CONFIGURACION <text:bookmark-start text:name="__DdeLink__2319_1106966788"/>A<text:bookmark-end text:name="__DdeLink__2319_1106966788"/>PPDTEWS</text:p>
      <text:p text:style-name="P4"/>
      <text:p text:style-name="P4"/>
      <text:p text:style-name="P3">REQUISISTOS DE SISTEMA</text:p>
      <text:p text:style-name="P1"/>
      <text:p text:style-name="P3">REQUISITOS SERVIDOR</text:p>
      <text:p text:style-name="P1"/>
      <text:p text:style-name="P1"/>
      <text:p text:style-name="P1">SISTEMA OPERATIVO: APPDTEWS funcionará con cualquier sistema operativo que cuente con maquina virtual de Java 8 (o superior).</text:p>
      <text:p text:style-name="P1"/>
      <text:p text:style-name="P1">SERVIDOR WEB: Se requiere de un servidor de aplicaciones Java como GlassFish 4 o Payara 5. Se descarta la ultima versión de GlassFish 5 por problemas de compatibilidad. Payara 5 hasta ahora mantiene la configuración de la versión 4 de GlassFish.</text:p>
      <text:p text:style-name="P1"/>
      <text:p text:style-name="P1">Bases de Datos: Mysql Server Versión 5.0 en adelante.</text:p>
      <text:p text:style-name="P1"/>
      <text:p text:style-name="P3">ARCHIVOS DE CONFIGURACION</text:p>
      <text:p text:style-name="P1"/>
      <text:p text:style-name="P1"/>
      <text:p text:style-name="P1">APPDTEWS incluye <text:span text:style-name="T4">un </text:span><text:s/>archivo de configuración</text:p>
      <text:p text:style-name="P1"/>
      <text:p text:style-name="P1"><text:span text:style-name="T4">appdtews.properties </text:span>: Define estructura de carpetas para generación de DTE y AEC</text:p>
      <text:p text:style-name="P1"/>
      <text:p text:style-name="P1"/>
      <text:p text:style-name="P3"/>
      <text:p text:style-name="P3">ESTRUCTURA DE CARPETAS Y CONFIGUARACION DE ENTORNO:</text:p>
      <text:p text:style-name="P1"/>
      <text:p text:style-name="P1">APPDTEWS tiene una estructura de carpetas, las cuales cumplen determinadas funciones estas son definidas en el archivo (APPDTEWSconf.xml):</text:p>
      <text:p text:style-name="P1"/>
      <text:p text:style-name="P1">path-caf: Contiene los Códigos de Asignación de Folios, provistos por el SII.</text:p>
      <text:p text:style-name="P1"/>
      <text:p text:style-name="P1">path-certificate: Certificados digitales tributarios de los usuarios del sistema.</text:p>
      <text:p text:style-name="P1"/>
      <text:p text:style-name="P1">path-data: Se utiliza, para manipulación de archivos temporales como timbrado de documentos.</text:p>
      <text:p text:style-name="P1"/>
      <text:p text:style-name="P1">path-download: Carpeta de descargas de Archivos</text:p>
      <text:p text:style-name="P1"/>
      <text:p text:style-name="P1">path-DTE: Carpeta procesamiento de XML de Documentos Tributarios Electrónicos.</text:p>
      <text:p text:style-name="P1"/>
      <text:p text:style-name="P1">path-PDF: Procesamiento de archivos pdf.</text:p>
      <text:p text:style-name="P1"/>
      <text:p text:style-name="P1"/>
      <text:p text:style-name="P1"/>
      <text:p text:style-name="P1">path-template: Plantillas PDF.</text:p>
      <text:p text:style-name="P1"/>
      <text:p text:style-name="P1"/>
      <text:p text:style-name="P1"/>
      <text:p text:style-name="P1"/>
      <text:p text:style-name="P1">environment-url: esta variable define el ambiente del sii a utilizar. Si es maullin.sii.cl se utilizará el ambiente de desarrollo. Si es palena.sii.cl se utilizará el ambient de producción.</text:p>
      <text:p text:style-name="P1"><text:soft-page-break/></text:p>
      <text:p text:style-name="P1"/>
      <text:p text:style-name="P2"><text:span text:style-name="T1">s</text:span>erver-auth: <text:span text:style-name="T1">Corresponde al servidor de autenticación del SII. Esta autenticación es necesaria, para consultar el webservice de Aceptación o Reclamo de un DTE. Actualmente se utiliza el servidor palena.sii.cl, para este proposito.</text:span></text:p>
      <text:p text:style-name="P1"/>
      <text:p text:style-name="P5">server-acceptdte: Selecciona el webservice de Aceptación o Reclamo de un DTE. Los valores son los siguientes</text:p>
      <text:p text:style-name="P5"/>
      <text:p text:style-name="P5"><text:tab/><text:tab/> w2.sii.cl: Ambiente de Desarrollo.</text:p>
      <text:p text:style-name="P5"><text:tab/><text:tab/> w1.sii.cl: Ambiente de Producción.</text:p>
      <text:p text:style-name="P1"/>
      <text:p text:style-name="P2">Ejemplo de configuración de la estructura de carpetas y configuración de entorno.</text:p>
      <text:p text:style-name="P2"/>
      <text:p text:style-name="P2"/>
      <text:p text:style-name="P2">path-certificate=/home/APPDTEWS/certificate/ <text:s/>- <text:span text:style-name="T2"><text:s/>certificado digital</text:span></text:p>
      <text:p text:style-name="P2">path-caf=/home/APPDTEWS/CAF/ - <text:span text:style-name="T2">Códigos de autorización de folios</text:span></text:p>
      <text:p text:style-name="P2">path-pdf=/home/APPDTEWS/PDF/ - <text:span text:style-name="T2">Representación impresa de documentos tributarios electrónicos</text:span></text:p>
      <text:p text:style-name="P2">path-data=/home/APPDTEWS/data/ - <text:span text:style-name="T3">Datos temporales</text:span></text:p>
      <text:p text:style-name="P2">path-DTE=/home/APPDTEWS/DTE/ - <text:span text:style-name="T2">Docu</text:span><text:span text:style-name="T3">mentos tributarios electrónicos en formato XML</text:span></text:p>
      <text:p text:style-name="P2">path-img=/home/APPDTEWS/img/ - <text:span text:style-name="T3">ARCHIVOS DE IMAGEN</text:span></text:p>
      <text:p text:style-name="P2">path-template=/home/APPDTEWS/template/ - <text:span text:style-name="T3">plantilla en formato pdf</text:span></text:p>
      <text:p text:style-name="P2">path-download=/home/APPDTEWS/download/ - <text:span text:style-name="T3">carpeta de descarga</text:span></text:p>
      <text:p text:style-name="P2">path-privatekey=/home/APPDTEWS/data/ - <text:span text:style-name="T3">Claves RSA, para timbrado de documentos</text:span></text:p>
      <text:p text:style-name="P2">environment-url=maullin.sii.cl – <text:span text:style-name="T3">Servidor de ambiente de trabajo del SII</text:span></text:p>
      <text:p text:style-name="P2">server-auth=palena.sii.cl – <text:span text:style-name="T3">Servidor de consulta de documentos SII</text:span></text:p>
      <text:p text:style-name="P2">server-acceptdte=ws2.sii.cl – <text:span text:style-name="T3">Servidor para trabajar servicio de acuse de recibo.</text:span></text:p>
      <text:p text:style-name="P2"/>
      <text:p text:style-name="P1"/>
      <text:p text:style-name="P3">CARGA DE ARCHIVOS CAF</text:p>
      <text:p text:style-name="P1"/>
      <text:p text:style-name="P1">Para subir un CAF se debe seguir la siguiente nomenclatura de archivo. EL CAF debe colocarse en la carpeta caf establecida en el archivo de configuración apppdteconf.xml</text:p>
      <text:p text:style-name="P1"/>
      <text:p text:style-name="P1">F+RUT EMPRESA SIN DIGITO VERIIFADOR + T + CODIGO SII + .xml</text:p>
      <text:p text:style-name="P1"/>
      <text:p text:style-name="P1"/>
      <text:p text:style-name="P1"><text:s/>Ejemplo de carga de un CAF tipo Fáctura electrónica:</text:p>
      <text:p text:style-name="P1"/>
      <text:p text:style-name="P1">Suponiendo que la empresa tiene el rut 76040308-3 y desea cargar un caf de Fáctura electrónica, el cual es el código 33 del SII. </text:p>
      <text:p text:style-name="P1"/>
      <text:p text:style-name="P1"><text:s/>F76040308T33.xml</text:p>
      <text:p text:style-name="P1"/>
      <text:p text:style-name="P3">CARGA DE CERTIFICADO DIGITAL</text:p>
      <text:p text:style-name="P1"/>
      <text:p text:style-name="P1">Los certificados digitales de los usuarios deben estar en formato PFX. El archivo debe nombrarse con el nombre de usuario creado en el sistema (sin extensión). <text:s/></text:p>
      <text:p text:style-name="P1"/>
      <text:p text:style-name="P1"/>
      <text:p text:style-name="P1"/>
      <text:p text:style-name="P3"><text:soft-page-break/></text:p>
      <text:p text:style-name="P3">CODIGO DE DOCUMENTOS SII:</text:p>
      <text:p text:style-name="P1"/>
      <text:p text:style-name="P1">33: FACTURA ELECTRONICA</text:p>
      <text:p text:style-name="P1"/>
      <text:p text:style-name="P1">61: NOTA DE CREDITO ELECTRONICA</text:p>
      <text:p text:style-name="P1"/>
      <text:p text:style-name="P1">52: GUIA DE DESPACHO ELECTRONICA</text:p>
      <text:p text:style-name="P1"/>
      <text:p text:style-name="P1">56: NOTA DE DEBITO ELECTRONICA</text:p>
      <text:p text:style-name="P1"/>
      <text:p text:style-name="P6">34: FACTURA EXENTA ELECTRONICA</text:p>
      <text:p text:style-name="P6"/>
      <text:p text:style-name="P7">3<text:span text:style-name="T5">9</text:span>: <text:span text:style-name="T5">BOLETA ELECTRONICA</text:span></text:p>
      <text:p text:style-name="P8"/>
      <text:p text:style-name="P8">41: BOLETA ELECTRONIC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inos" svg:font-family="Tino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es" fo:country="ES" style:letter-kerning="true" style:font-name-asian="Droid Sans Fallback" style:font-size-asian="12pt" style:language-asian="zh" style:country-asian="CN" style:font-name-complex="DejaVu Sans Condensed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es" fo:country="ES" style:letter-kerning="true" style:font-name-asian="Droid Sans Fallback" style:font-size-asian="12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ban Guenul</meta:initial-creator>
    <meta:creation-date>2020-11-04T10:21:37</meta:creation-date>
    <dc:date>2022-10-20T16:10:13.132421719</dc:date>
    <meta:editing-duration>PT6H49M33S</meta:editing-duration>
    <meta:editing-cycles>14</meta:editing-cycles>
    <meta:generator>LibreOffice/7.3.5.2$Linux_X86_64 LibreOffice_project/30$Build-2</meta:generator>
    <meta:document-statistic meta:table-count="0" meta:image-count="0" meta:object-count="0" meta:page-count="3" meta:paragraph-count="52" meta:word-count="493" meta:character-count="3639" meta:non-whitespace-character-count="3181"/>
  </office:meta>
</office:document-meta>
</file>